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justify" fo:line-height="150%" fo:text-indent="0.492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В спортивном комментарии важна личность спортивного комментатора. Исследователь Е.Г. Малышева выделяет семь типов языковых личностей спортивных комментаторов: комментатор-«репортер»; комментатор-«аналитик»; комментатор-«знаток»; комментатор-«ироник»; комментатор-«балагур»; комментатор-«болельщик»; комментатор-«актер». В основе такого разделения лежит коммуникативная установка, которая реализуется комментатором в репортаже и зависит от индивидуальных особенностей и характеристик<text:s/>языковой личности журналиста.<text:s/></text:p>
      <text:p text:style-name="P2">При этом спортивным комментатором может быть человек, не имеющий журналистского образования. Некоторые приходят в профессию из спорта, как, например, Ольга Богословская, в прошлом — чемпионка мира по легкой атлетике, или просто являются активными болельщиками, как Алексей Попов. Важно, чтобы комментатор расширил границы кадра, подкрепляя изображение словом, воздействуя на восприятие зрителя с помощью углубленного анализа происходящего, формируя эстетическое переживание, являясь «ретранслятором» эмоций публики.<text:s/></text:p>
      <text:p text:style-name="P3">Стоит отметить, что во время крупных соревнований, таких как Олимпийские игры и чемпионаты мира, количество зрителей существенно возрастает. Комментатору необходимо внести в свой репортаж определенные изменения, с учетом того, что новая аудитория, скорее всего, не следит за данным видом спорта постоянно, а значит, не разбирается во всех его тонкостях. Для этого комментатор использует широкую палитру выразительных средств языка: синонимы, градацию, окказионализмы, заимствования из иностранных языков, приемы диалогизации речи, профессионализмы, иронию, риторические восклицания.<text:s/></text:p>
      <text:p text:style-name="P4">Важно, чтобы в процессе своей работы спортивный комментатор не начал демонстрировать собственные симпатии и антипатии. Особенно при рассказе о международных соревнованиях ему следует сохранять объективность в оценке выступлений. К сожалению, именно этот принцип<text:s/><text:soft-page-break/>является самым несоблюдаемым в работе комментатора. Комментаторы отождествляют себя со спортсменами, где «нам» нужно победить «их», ведь происходит не спортивное соревнование, а защита чести страны (распространенный комментаторский штамп).<text:s/></text:p>
      <text:p text:style-name="P5"><text:span text:style-name="T6">К спортивному комментатору предъявляются определенные требования, относящиеся и к голосовым характеристикам, и к методам ведения эфира. Комментатору требуется знание профессиональных тонкостей, постоянное совершенствование мастерства, регулярный просмотр и прослушивание репортажей, включая свои собственные. Комментатор должен мастерски владеть голосом, обладать актерскими данными — все это формирует собственный, индивидуальный стиль работ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14:00Z</meta:creation-date>
    <dc:date>2023-09-27T20:15:00Z</dc:date>
    <meta:template xlink:href="Normal.dotm" xlink:type="simple"/>
    <meta:editing-cycles>2</meta:editing-cycles>
    <meta:editing-duration>PT60S</meta:editing-duration>
    <meta:document-statistic meta:page-count="2" meta:paragraph-count="5" meta:word-count="382" meta:character-count="2558" meta:row-count="18" meta:non-whitespace-character-count="2181"/>
  </office:meta>
</office:document-meta>
</file>